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c97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c97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c97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c97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c97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c97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c97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c97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c97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c97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c97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c97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c97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c97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c97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c97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c97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Roberth José Mejias Ramo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7/5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01224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é Meji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75175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3.11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5" meta:character-count="1146" meta:non-whitespace-character-count="981"/>
    <meta:template xlink:type="simple" xlink:actuate="onRequest" xlink:title="Normal" xlink:href=""/>
  </office:meta>
</office:document-meta>
</file>